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fo:font-weight="normal" officeooo:rsid="0003fd55" officeooo:paragraph-rsid="0003fd55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language="uk" fo:country="UA" fo:font-weight="normal" officeooo:rsid="0003fd55" officeooo:paragraph-rsid="0003fd5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1669a" officeooo:paragraph-rsid="0001669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6pt" fo:font-weight="bold" officeooo:rsid="0001669a" officeooo:paragraph-rsid="0001669a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officeooo:paragraph-rsid="0002b6a3"/>
    </style:style>
    <style:style style:name="T1" style:family="text">
      <style:text-properties fo:language="uk" fo:country="UA"/>
    </style:style>
    <style:style style:name="T2" style:family="text">
      <style:text-properties officeooo:rsid="0007d768"/>
    </style:style>
    <style:style style:name="T3" style:family="text">
      <style:text-properties officeooo:rsid="0008dba4"/>
    </style:style>
    <style:style style:name="T4" style:family="text">
      <style:text-properties officeooo:rsid="00006a25"/>
    </style:style>
    <style:style style:name="T5" style:family="text">
      <style:text-properties fo:font-variant="normal" fo:text-transform="none" fo:color="#202122" loext:opacity="100%" fo:letter-spacing="normal" fo:font-style="normal" fo:font-weight="normal"/>
    </style:style>
    <style:style style:name="T6" style:family="text">
      <style:text-properties fo:font-variant="normal" fo:text-transform="none" fo:color="#202122" loext:opacity="100%" fo:letter-spacing="normal" fo:font-style="normal" fo:font-weight="normal" officeooo:rsid="0001669a"/>
    </style:style>
    <style:style style:name="T7" style:family="text">
      <style:text-properties fo:language="en" fo:country="US" officeooo:rsid="0031ffa0"/>
    </style:style>
    <style:style style:name="T8" style:family="text">
      <style:text-properties fo:language="uk" fo:country="UA" officeooo:rsid="00189e21"/>
    </style:style>
    <style:style style:name="T9" style:family="text">
      <style:text-properties fo:language="uk" fo:country="UA" officeooo:rsid="0002b6a3"/>
    </style:style>
    <style:style style:name="T10" style:family="text">
      <style:text-properties fo:language="uk" fo:country="UA" officeooo:rsid="0023b81e"/>
    </style:style>
    <style:style style:name="T11" style:family="text">
      <style:text-properties fo:language="uk" fo:country="UA" officeooo:rsid="0032cb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-Stringer — <text:span text:style-name="T1">Тя-Три-Ватор</text:span></text:p>
      <text:p text:style-name="P2"/>
      <text:p text:style-name="P3">Splatana — <text:span text:style-name="T2">Сплатана <text:s text:c="28"/>----------</text:span></text:p>
      <text:p text:style-name="P3">Splatana Stamper — <text:span text:style-name="T3">Сплатана Штампер</text:span></text:p>
      <text:p text:style-name="P3"/>
      <text:p text:style-name="P4">Спешали</text:p>
      <text:p text:style-name="Standard">Trizooka — <text:span text:style-name="T4">Тризука</text:span></text:p>
      <text:p text:style-name="P5"><text:span text:style-name="T5">Reefslider - </text:span><text:span text:style-name="T6">Рифоковз</text:span> </text:p>
      <text:p text:style-name="P6"><text:span text:style-name="T7">I</text:span><text:span text:style-name="T8">nk Vac — </text:span><text:span text:style-name="T9">Поглинач</text:span></text:p>
      <text:p text:style-name="P6"><text:span text:style-name="T10">Zipcaster </text:span><text:span text:style-name="T8">— </text:span><text:span text:style-name="T11">Липхук (Липкий хук(як удар так і крюк) та відсилка на Людину-павука)</text:span></text:p>
      <text:p text:style-name="P6"><text:span text:style-name="T11">Crab Tank - Крабтанк </text:span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0T16:29:03.128000000</meta:creation-date>
    <dc:date>2025-08-15T14:45:31.281078810</dc:date>
    <meta:editing-duration>PT1H54M54S</meta:editing-duration>
    <meta:editing-cycles>6</meta:editing-cycles>
    <meta:generator>LibreOffice/25.2.5.2$Linux_X86_64 LibreOffice_project/520$Build-2</meta:generator>
    <meta:document-statistic meta:table-count="0" meta:image-count="0" meta:object-count="0" meta:page-count="1" meta:paragraph-count="9" meta:word-count="34" meta:character-count="286" meta:non-whitespace-character-count="225"/>
  </office:meta>
</office:document-meta>
</file>